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0.714cm" fo:min-width="5.56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515cm"/>
    </style:style>
    <style:style style:name="gr3" style:family="graphic" style:parent-style-name="objectwithoutfill">
      <style:graphic-properties draw:stroke="solid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0.84cm" fo:padding-top="0.149cm" fo:padding-bottom="0.149cm" fo:padding-left="0.274cm" fo:padding-right="0.274cm"/>
    </style:style>
    <style:style style:name="gr5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272cm" fo:min-width="6.441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561cm"/>
    </style:style>
    <style:style style:name="gr7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3.139cm" fo:padding-top="0.149cm" fo:padding-bottom="0.149cm" fo:padding-left="0.274cm" fo:padding-right="0.274cm"/>
    </style:style>
    <style:style style:name="gr8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2.644cm" fo:min-width="6.493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951cm"/>
    </style:style>
    <style:style style:name="gr10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1.739cm" fo:padding-top="0.149cm" fo:padding-bottom="0.149cm" fo:padding-left="0.274cm" fo:padding-right="0.274cm"/>
    </style:style>
    <style:style style:name="gr11" style:family="graphic" style:parent-style-name="standard">
      <style:graphic-properties draw:stroke="none" draw:fill-color="#99ff99" draw:textarea-horizontal-align="justify" draw:textarea-vertical-align="middle" draw:auto-grow-height="false" fo:min-height="0.15cm" fo:min-width="0.4cm"/>
    </style:style>
    <style:style style:name="gr12" style:family="graphic" style:parent-style-name="standard">
      <style:graphic-properties draw:stroke="none" svg:stroke-color="#000000" draw:fill="none" draw:fill-color="#ffffff" fo:min-height="0.39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color="#000000" style:font-name="Ubuntu Mono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  <style:text-properties style:use-window-font-color="true"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  <style:text-properties fo:color="#000000" style:font-name="Ubuntu Mono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paragraph-properties fo:text-align="start"/>
      <style:text-properties style:use-window-font-color="true" fo:font-size="13pt" style:font-size-asian="13pt" style:font-size-complex="13pt"/>
    </style:style>
    <style:style style:name="P8" style:family="paragraph">
      <loext:graphic-properties draw:fill="none" draw:fill-color="#ffffff"/>
      <style:paragraph-properties fo:text-align="start"/>
      <style:text-properties fo:font-size="13pt" style:font-size-asian="13pt" style:font-size-complex="13pt"/>
    </style:style>
    <style:style style:name="P9" style:family="paragraph">
      <loext:graphic-properties draw:fill-color="#99ff99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Ubuntu Mono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color="#000000" style:font-name="Ubuntu Mono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000000" style:font-name="Ubuntu Mono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666666" style:font-name="Ubuntu Mono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use-window-font-color="true" style:font-name="Ubuntu Mono" fo:font-size="11pt" style:font-size-asian="11pt" style:font-size-complex="11pt"/>
    </style:style>
    <style:style style:name="T5" style:family="text">
      <style:text-properties style:use-window-font-color="true" style:font-name="Ubuntu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color="#000000" style:font-name="Ubuntu Mono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666666" style:font-name="Ubuntu Mono" fo:font-size="11pt" style:font-size-asian="11pt" style:font-size-complex="11pt"/>
    </style:style>
    <style:style style:name="T8" style:family="text">
      <style:text-properties fo:color="#666666" style:font-name="Ubuntu 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fo:color="#666666"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fo:color="#666666" style:font-name="Ubuntu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color="#000000" style:font-name="Ubuntu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color="#000000" style:font-name="Ubuntu Mono" fo:font-size="11pt" style:font-size-asian="11pt" style:font-size-complex="11pt"/>
    </style:style>
    <style:style style:name="T13" style:family="text"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000000" style:font-name="Ubuntu Mono" fo:font-size="11pt" fo:font-style="italic" style:font-size-asian="11pt" style:font-style-asian="italic" style:font-size-complex="11pt" style:font-style-complex="italic"/>
    </style:style>
    <style:style style:name="T15" style:family="text">
      <style:text-properties style:use-window-font-color="true" style:font-name="Ubuntu Mono" fo:font-size="11pt" fo:font-weight="bold" style:font-size-asian="11pt" style:font-weight-asian="bold" style:font-size-complex="11pt" style:font-weight-complex="bold"/>
    </style:style>
    <style:style style:name="T16" style:family="text">
      <style:text-properties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cm" svg:height="1.1cm" svg:x="0.4cm" svg:y="0.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xml:id="id2" draw:id="id2" draw:layer="layout" svg:width="5.8cm" svg:height="0.765cm" svg:x="0.6cm" svg:y="0.735cm">
          <draw:text-box>
            <text:p text:style-name="P3"><text:span text:style-name="T3">NAME:</text:span><text:span text:style-name="T4"> </text:span><text:span text:style-name="T5">io/shiftleft/Foo.java</text:span></text:p>
          </draw:text-box>
        </draw:frame>
        <draw:connector draw:style-name="gr3" draw:text-style-name="P5" draw:layer="layout" draw:type="curve" draw:line-skew="0.268cm" svg:x1="2.05cm" svg:y1="2.72cm" svg:x2="3.5cm" svg:y2="1.5cm" draw:start-shape="id1" draw:end-shape="id2" draw:end-glue-point="2" svg:d="M2050 2720c0-532 1450 77 1450-1220" svg:viewBox="0 0 1451 1221">
          <text:p/>
        </draw:connector>
        <draw:custom-shape draw:style-name="gr4" draw:text-style-name="P6" draw:layer="layout" svg:width="1.4cm" svg:height="0.5cm" svg:x="0.2cm" svg:y="0.2cm">
          <text:p text:style-name="P1"><text:span text:style-name="T6">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7.099cm" svg:height="1.68cm" svg:x="0.401cm" svg:y="2.9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8.7cm" svg:height="1.811cm" svg:x="0.5cm" svg:y="3.2cm">
          <draw:text-box>
            <text:p text:style-name="P3"><text:span text:style-name="T3">NAME:</text:span><text:span text:style-name="T7"> </text:span><text:span text:style-name="T5">io.shiftleft</text:span></text:p>
            <text:p text:style-name="P3"><text:span text:style-name="T8">FULL_NAME</text:span><text:span text:style-name="T9">:</text:span><text:span text:style-name="T10"> </text:span><text:span text:style-name="T11">io/shiftleft/Foo.java:io.shiftleft</text:span></text:p>
          </draw:text-box>
        </draw:frame>
        <draw:custom-shape draw:style-name="gr7" draw:text-style-name="P6" xml:id="id1" draw:id="id1" draw:layer="layout" svg:width="3.699cm" svg:height="0.5cm" svg:x="0.201cm" svg:y="2.72cm">
          <text:p text:style-name="P1"><text:span text:style-name="T6">NAMESPACE_B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7.199cm" svg:height="3.1cm" svg:x="0.401cm" svg:y="5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8.099cm" svg:height="2.591cm" svg:x="0.601cm" svg:y="5.435cm">
          <draw:text-box>
            <text:p text:style-name="P3"><text:span text:style-name="T3">NAME:</text:span><text:span text:style-name="T12"> </text:span><text:span text:style-name="T13">Foo</text:span></text:p>
            <text:p text:style-name="P3"><text:span text:style-name="T3">FULL_NAME:</text:span><text:span text:style-name="T14"> </text:span><text:span text:style-name="T13">io.shiftleft.Foo</text:span></text:p>
            <text:p text:style-name="P3"><text:span text:style-name="T3">IS_EXTERNAL:</text:span><text:span text:style-name="T4"> </text:span><text:span text:style-name="T15">False</text:span></text:p>
            <text:p text:style-name="P3"><text:span text:style-name="T8">AST_PARENT_TYPE</text:span><text:span text:style-name="T9">:</text:span><text:span text:style-name="T13"> NAMESPACE_BLOCK</text:span></text:p>
            <text:p text:style-name="P3"><text:span text:style-name="T8">AST_PARENT_FULL_NAME</text:span><text:span text:style-name="T9">:</text:span><text:span text:style-name="T13"> </text:span><text:span text:style-name="T11">io/shiftleft/Foo.java:io.shiftleft</text:span></text:p>
          </draw:text-box>
        </draw:frame>
        <draw:custom-shape draw:style-name="gr10" draw:text-style-name="P6" draw:layer="layout" svg:width="2.299cm" svg:height="0.5cm" svg:x="0.201cm" svg:y="4.9cm">
          <text:p text:style-name="P1"><text:span text:style-name="T6">TYPE_DEC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9cm" svg:height="0.4cm" svg:x="2.9cm" svg:y="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1cm" svg:height="0.641cm" svg:x="2.8cm" svg:y="1.881cm">
          <draw:text-box>
            <text:p text:style-name="P1"><text:span text:style-name="T16">A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87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chakra </meta:initial-creator>
    <meta:creation-date>2015-09-04T18:00:56.948576584</meta:creation-date>
    <dc:date>2018-10-15T12:17:33.780365849</dc:date>
    <meta:editing-duration>PT4H15M20S</meta:editing-duration>
    <meta:editing-cycles>56</meta:editing-cycles>
    <meta:generator>LibreOffice/5.4.6.2$Linux_X86_64 LibreOffice_project/40m0$Build-2</meta:generator>
    <meta:document-statistic meta:object-count="12"/>
  </office:meta>
</office:document-meta>
</file>